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94pt"/>
    </style:style>
    <style:style style:name="co2" style:family="table-column">
      <style:table-column-properties fo:break-before="auto" style:column-width="180.96pt"/>
    </style:style>
    <style:style style:name="co3" style:family="table-column">
      <style:table-column-properties fo:break-before="auto" style:column-width="163.96pt"/>
    </style:style>
    <style:style style:name="co4" style:family="table-column">
      <style:table-column-properties fo:break-before="auto" style:column-width="62.79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my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cell-protect="protected" style:print-content="true" fo:background-color="transparent" fo:padding="2.01pt"/>
    </style:style>
    <style:style style:name="ce4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y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020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solutionstuff.com</text:p>
          </table:table-cell>
          <table:table-cell table:style-name="ce1" office:value-type="string" calcext:value-type="string">
            <text:p>Larave Tuto..</text:p>
          </table:table-cell>
          <table:table-cell table:number-columns-repeated="2" table:style-name="ce4" office:value-type="date" office:date-value="2017-01-28T02:42:32" calcext:value-type="date">
            <text:p>2017-01-28 02:42: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.itsolutionstuff.com</text:p>
          </table:table-cell>
          <table:table-cell table:style-name="ce2" office:value-type="string" calcext:value-type="string">
            <text:p>Demo fo Larave Tuto..</text:p>
          </table:table-cell>
          <table:table-cell table:number-columns-repeated="2" table:style-name="ce4" office:value-type="date" office:date-value="2017-01-28T02:42:33" calcext:value-type="date">
            <text:p>2017-01-28 02:42:33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first-page-number="continue" loext:scale-to-X="1" loext:scale-to-Y="1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fo:min-height="21.26pt" fo:margin-left="53.86pt" fo:margin-right="53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ySheet" style:display-name="PageStyle_my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ortExcel</dc:title>
    <dc:subject>Spreadsheet export</dc:subject>
    <meta:keyword>maatwebsite</meta:keyword>
    <meta:keyword>excel</meta:keyword>
    <meta:keyword>export</meta:keyword>
    <dc:description>Default spreadsheet export</dc:description>
    <meta:initial-creator>Maatwebsite</meta:initial-creator>
    <meta:creation-date>2017-01-30T07:37:54</meta:creation-date>
    <dc:date>2017-01-30T14:28:55.716170474</dc:date>
    <meta:editing-duration>PT3H5M39S</meta:editing-duration>
    <meta:editing-cycles>6</meta:editing-cycles>
    <meta:generator>LibreOffice/5.1.4.2$Linux_x86 LibreOffice_project/10m0$Build-2</meta:generator>
    <meta:document-statistic meta:table-count="1" meta:cell-count="12" meta:object-count="0"/>
  </office:meta>
</office:document-meta>
</file>